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/>
      <style:text-properties fo:font-variant="normal" fo:text-transform="none" fo:color="#222222" style:font-name="Arial1" fo:letter-spacing="normal" fo:font-style="normal" fo:font-weight="bold"/>
    </style:style>
    <style:style style:name="P7" style:family="paragraph" style:parent-style-name="Standard">
      <style:paragraph-properties fo:margin-left="0cm" fo:margin-right="0cm" fo:margin-top="0cm" fo:margin-bottom="0cm" fo:text-indent="0cm" style:auto-text-indent="false"/>
      <style:text-properties fo:font-variant="normal" fo:text-transform="none" fo:color="#222222" style:font-name="Arial1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55cc" style:font-name="Arial1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93334442583539099" text:style-name="Outline">
        <text:list-item>
          <text:h text:style-name="P3" text:outline-level="1">Telefon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7-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Como saber el nùmero de teléfono?</text:p>
      <text:p text:style-name="Header"><text:a xlink:type="simple" xlink:href="https://stackoverflow.com/questions/51150864/how-to-get-mobile-phone-number-using-flutter-framework" text:style-name="Internet_20_link" text:visited-style-name="Visited_20_Internet_20_Link"/></text:p>
      <text:p text:style-name="P6">Phone number:</text:p>
      <text:p text:style-name="P5"><text:a xlink:type="simple" xlink:href="https://stackoverflow.com/questions/51150864/how-to-get-mobile-phone-number-using-flutter-framework" office:target-frame-name="_blank" xlink:show="new" text:style-name="Internet_20_link" text:visited-style-name="Visited_20_Internet_20_Link"><text:span text:style-name="T3">https://stackoverflow.com/questions/51150864/how-to-get-mobile-phone-number-using-flutter-framework</text:span></text:a></text:p>
      <text:p text:style-name="P7"/>
      <text:p text:style-name="P6">WiFi:</text:p>
      <text:p text:style-name="P5"><text:a xlink:type="simple" xlink:href="https://pub.dartlang.org/packages/wifi" office:target-frame-name="_blank" xlink:show="new" text:style-name="Internet_20_link" text:visited-style-name="Visited_20_Internet_20_Link"><text:span text:style-name="T3">https://pub.dartlang.org/packages/wifi</text:span></text:a></text:p>
      <text:p text:style-name="P7"/>
      <text:p text:style-name="P6">Location:</text:p>
      <text:p text:style-name="P5"><text:a xlink:type="simple" xlink:href="https://pub.dartlang.org/packages/location" office:target-frame-name="_blank" xlink:show="new" text:style-name="Internet_20_link" text:visited-style-name="Visited_20_Internet_20_Link"><text:span text:style-name="T3">https://pub.dartlang.org/packages/location</text:span></text:a></text:p>
      <text:p text:style-name="P4"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27T11:22:46</meta:creation-date>
    <meta:editing-duration>PT4M18S</meta:editing-duration>
    <meta:generator>OpenOffice/4.1.6$Unix OpenOffice.org_project/416m1$Build-9790</meta:generator>
    <meta:initial-creator>Máximo Meza</meta:initial-creator>
    <dc:date>2019-02-27T11:28:19</dc:date>
    <dc:creator>Máximo Meza</dc:creator>
    <meta:document-statistic meta:table-count="0" meta:image-count="0" meta:object-count="0" meta:page-count="2" meta:paragraph-count="17" meta:word-count="28" meta:character-count="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